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RawJPEGAdapter.getPDF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RawJPEGAdapter.getBitsPer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RawJPEGAdapter.getColor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RawJPEGAdapter.isInve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RawJPEGAdapter.outputContents( OutputStream ou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ImageRawJPEGAdapter.getFilter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RawJPEGAdapter.getIm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RawJPEGAdapter.ImageRawJPEGAdapter( ImageRawJPEG image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RawJPEGAdapter.setup( PDFDocume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